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note">
      <style:text-properties fo:color="#4700b8" style:font-name="Trebuchet MS"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mple Footnote</text:h>
      <text:p text:style-name="Standard">before <text:note text:id="ftn0" text:note-class="footnote"><text:note-citation>1</text:note-citation><text:note-body><text:p text:style-name="P1">The footnote text</text:p></text:note-body></text:note> after</text:p>
      <text:p text:style-name="Standard">A lin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0:15:52</meta:creation-date>
    <dc:date>2009-06-24T10:18:37</dc:date>
    <dc:creator>Vincent Spiewak</dc:creator>
    <meta:editing-duration>PT00H02M02S</meta:editing-duration>
    <meta:editing-cycles>2</meta:editing-cycles>
    <meta:generator>OpenOffice.org/3.0$Unix OpenOffice.org_project/300m15$Build-9379</meta:generator>
    <meta:document-statistic meta:table-count="0" meta:image-count="0" meta:object-count="0" meta:page-count="1" meta:paragraph-count="4" meta:word-count="10" meta:character-count="53"/>
  </office:meta>
</office:document-meta>
</file>